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23-09-19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7-08-01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5-07-29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3-10-2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3-08-0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3-08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3-06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3-04-1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3-03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1-05-2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1-03-2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1-02-0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0-08-1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0-07-0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0-05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10-02-23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11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09-1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07-23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06-2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05-27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04-2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04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03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02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9-01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8-07-29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8-03-0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8-02-0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7-04-3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7-04-0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7-02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7-01-3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7-01-0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10-3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09-0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08-0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07-0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05-3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05-0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04-0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02-2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02-0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6-01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11-3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11-0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10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08-0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06-3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05-3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05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03-2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03-0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02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5-01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11-3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11-0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10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08-3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08-0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07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06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05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04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03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02-0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4-01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12-0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11-0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11-0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10-0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09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08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07-0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06-0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05-0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04-0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2</text:p>
          </table:table-cell>
          <table:table-cell office:value-type="string" calcext:value-type="string">
            <text:p>200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6" meta:object-count="0"/>
    <meta:user-defined meta:name="AppVersion">3.0</meta:user-defined>
  </office:meta>
</office:document-meta>
</file>